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/>
  <office:automatic-styles>
    <style:style style:family="paragraph" style:master-page-name="Standard" style:name="P1" style:parent-style-name="Standard"/>
  </office:automatic-styles>
  <office:body>
    <office:text>
      <text:tracked-changes text:track-changes="false"/>
      <text:p text:style-name="P1">Подпись – ГОСТ, минимум символов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0-1057.739.7919.691.1@a714f5129c3d513decf62060932f4326f5786dfc</meta:generator>
    <dc:date>2023-04-14T15:36:38Z</dc:date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78299957-4e1a-4109-bffb-f3d949e9e45a">
    <SignedInfo>
      <CanonicalizationMethod Algorithm="http://www.w3.org/TR/2001/REC-xml-c14n-20010315"/>
      <SignatureMethod Algorithm="urn:ietf:params:xml:ns:cpxmlsec:algorithms:gostr34102012-gostr34112012-256"/>
      <Reference URI="META-INF/manifest.xml">
        <Transforms>
          <Transform Algorithm="http://www.w3.org/TR/2001/REC-xml-c14n-20010315"/>
        </Transforms>
        <DigestMethod Algorithm="urn:ietf:params:xml:ns:cpxmlsec:algorithms:gostr34112012-256"/>
        <DigestValue>h4ryZNIANuEz2OvAxlvHt4VBCiJ9HkGbbTNVlKsSWQA=</DigestValue>
      </Reference>
      <Reference URI="content.xml">
        <Transforms>
          <Transform Algorithm="http://www.w3.org/TR/2001/REC-xml-c14n-20010315"/>
        </Transforms>
        <DigestMethod Algorithm="urn:ietf:params:xml:ns:cpxmlsec:algorithms:gostr34112012-256"/>
        <DigestValue>MdJolSS2eX/b067sKxSjv6vPm0t0BeO7a3HjrrU8Yu4=</DigestValue>
      </Reference>
      <Reference URI="meta.xml">
        <Transforms>
          <Transform Algorithm="http://www.w3.org/TR/2001/REC-xml-c14n-20010315"/>
        </Transforms>
        <DigestMethod Algorithm="urn:ietf:params:xml:ns:cpxmlsec:algorithms:gostr34112012-256"/>
        <DigestValue>DaDsvJ5d68K4WUMkjEOTchbdIOqKAOm4QCC90zrm120=</DigestValue>
      </Reference>
      <Reference URI="mimetype">
        <DigestMethod Algorithm="urn:ietf:params:xml:ns:cpxmlsec:algorithms:gostr34112012-256"/>
        <DigestValue>v7+XTISaFO9w7sKAljmSp0ADbRa/jlJhjdFo30h7Qyk=</DigestValue>
      </Reference>
      <Reference URI="settings.xml">
        <Transforms>
          <Transform Algorithm="http://www.w3.org/TR/2001/REC-xml-c14n-20010315"/>
        </Transforms>
        <DigestMethod Algorithm="urn:ietf:params:xml:ns:cpxmlsec:algorithms:gostr34112012-256"/>
        <DigestValue>qfQD/WrkOPQxpQnCzhFCVlhzyumgu4ps6WlgH16UOQk=</DigestValue>
      </Reference>
      <Reference URI="styles.xml">
        <Transforms>
          <Transform Algorithm="http://www.w3.org/TR/2001/REC-xml-c14n-20010315"/>
        </Transforms>
        <DigestMethod Algorithm="urn:ietf:params:xml:ns:cpxmlsec:algorithms:gostr34112012-256"/>
        <DigestValue>IsMWPQY2FqfLaHVLBvS+cu2XKwxk3Kqnltw7V39MawE=</DigestValue>
      </Reference>
      <Reference URI="themes.xml">
        <Transforms>
          <Transform Algorithm="http://www.w3.org/TR/2001/REC-xml-c14n-20010315"/>
        </Transforms>
        <DigestMethod Algorithm="urn:ietf:params:xml:ns:cpxmlsec:algorithms:gostr34112012-256"/>
        <DigestValue>lMLBjXXsCiLzR2y+FHuo+jPFZHkPYVlcwiouo9iMTV4=</DigestValue>
      </Reference>
      <Reference Type="http://uri.etsi.org/01903#SignedProperties" URI="#idSignedProperties">
        <Transforms>
          <Transform Algorithm="http://www.w3.org/TR/2001/REC-xml-c14n-20010315"/>
        </Transforms>
        <DigestMethod Algorithm="urn:ietf:params:xml:ns:cpxmlsec:algorithms:gostr34112012-256"/>
        <DigestValue>qx9M/fErEnhStQjt4F/yCmBr5FNNuytyrWUy4m91FDQ=</DigestValue>
      </Reference>
    </SignedInfo>
    <SignatureValue>KaNYijHnC86StvREIgyCK5hbD/DPvRqwvW5YOK5zkMukJBcwH/xOTXWU9whAOx0A
iMwYa1TjbR0RCpuTz/wyyw==</SignatureValue>
    <KeyInfo>
      <X509Data>
        <X509SubjectName>C=RU, CN=A</X509SubjectName>
        <X509Certificate>MIIDEzCCAsKgAwIBAgITEgBhk1D1XO5StwmZhwABAGGTUDAIBgYqhQMCAgMwfzEj
MCEGCSqGSIb3DQEJARYUc3VwcG9ydEBjcnlwdG9wcm8ucnUxCzAJBgNVBAYTAlJV
MQ8wDQYDVQQHEwZNb3Njb3cxFzAVBgNVBAoTDkNSWVBUTy1QUk8gTExDMSEwHwYD
VQQDExhDUllQVE8tUFJPIFRlc3QgQ2VudGVyIDIwHhcNMjMwNDAzMTQyOTIyWhcN
MjMwNzAzMTQzOTIyWjAZMQowCAYDVQQDDAFBMQswCQYDVQQGEwJSVTBmMB8GCCqF
AwcBAQEBMBMGByqFAwICJAAGCCqFAwcBAQICA0MABEBCcPKvS9P6FM68CpCoTeGg
iz020eviC/UyikIT7Nmc/xCdFMIb6i4oB55VCMKsQli7fhacQ48zMCSwQV04DfuI
o4IBdjCCAXIwDgYDVR0PAQH/BAQDAgTwMBMGA1UdJQQMMAoGCCsGAQUFBwMCMB0G
A1UdDgQWBBRlA4RcCYZ5EEM66ad+21nnOZLmGjAfBgNVHSMEGDAWgBROgz4Uae/s
XXqVK18R/jcyFklVKzBcBgNVHR8EVTBTMFGgT6BNhktodHRwOi8vdGVzdGNhLmNy
eXB0b3Byby5ydS9DZXJ0RW5yb2xsL0NSWVBUTy1QUk8lMjBUZXN0JTIwQ2VudGVy
JTIwMigxKS5jcmwwgawGCCsGAQUFBwEBBIGfMIGcMGQGCCsGAQUFBzAChlhodHRw
Oi8vdGVzdGNhLmNyeXB0b3Byby5ydS9DZXJ0RW5yb2xsL3Rlc3QtY2EtMjAxNF9D
UllQVE8tUFJPJTIwVGVzdCUyMENlbnRlciUyMDIoMSkuY3J0MDQGCCsGAQUFBzAB
hihodHRwOi8vdGVzdGNhLmNyeXB0b3Byby5ydS9vY3NwL29jc3Auc3JmMAgGBiqF
AwICAwNBAFIzPWtAuF7MIO8eBCPLpy/rWiPBYegL4rBKxDPukvTmWrdT1I1bRA2A
5jnki2+COcxdiF8MUEj/UqjoX6nSZAs=</X509Certificate>
      </X509Data>
    </KeyInfo>
    <Object>
      <xd:QualifyingProperties xmlns:xd="http://uri.etsi.org/01903/v1.3.2#" Target="#78299957-4e1a-4109-bffb-f3d949e9e45a">
        <xd:SignedProperties Id="idSignedProperties">
          <xd:SignedSignatureProperties>
            <xd:SigningTime/>
            <xd:SigningCertificate>
              <xd:Cert>
                <xd:CertDigest>
                  <DigestMethod Algorithm="http://www.w3.org/2000/09/xmldsig#sha1"/>
                  <DigestValue>PI/2mwKD/iMrViZrBgyAQDDPGYk=</DigestValue>
                </xd:CertDigest>
                <xd:IssuerSerial>
                  <X509IssuerName>E=support@cryptopro.ru, C=RU, L=Moscow, O=CRYPTO-PRO LLC, CN=CRYPTO-PRO Test Center 2</X509IssuerName>
                  <X509SerialNumber>401446616780018229745292999797993410025067344</X509SerialNumber>
                </xd:IssuerSerial>
              </xd:Cert>
            </xd:SigningCertificate>
            <xd:SignatureProductionPlace>
              <xd:City/>
              <xd:CountryName/>
            </xd:SignatureProductionPlace>
          </xd:SignedSignatureProperties>
        </xd:SignedProperties>
      </xd:QualifyingProperties>
    </Object>
  </Signature>
</document-signatures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